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DejaVu Sans" fo:font-size="8pt" style:font-size-asian="8pt" style:font-size-complex="8pt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DejaVu Sans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8pt" style:language-asian="zh" style:country-asian="CN" style:font-style-asian="normal" style:font-weight-asian="normal" style:font-name-complex="Noto Sans Arabic UI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text-line-through-type="none" style:font-name="DejaVu Sans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8pt" style:language-asian="zh" style:country-asian="CN" style:font-style-asian="normal" style:font-weight-asian="normal" style:font-name-complex="Noto Sans Arabic UI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DejaVu Sans" fo:font-size="8pt" style:font-size-asian="8pt" style:font-size-complex="8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3" table:default-cell-style-name="ce4"/>
        <table:table-column table:style-name="co2" table:default-cell-style-name="ce7"/>
        <table:table-row table:style-name="ro1">
          <table:table-cell office:value-type="string" calcext:value-type="string">
            <text:p>algorithm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signal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vmlinear</text:p>
          </table:table-cell>
          <table:table-cell office:value-type="string" calcext:value-type="string">
            <text:p>baseline</text:p>
          </table:table-cell>
          <table:table-cell office:value-type="string" calcext:value-type="string">
            <text:p>biotac</text:p>
          </table:table-cell>
          <table:table-cell table:style-name="ce5" office:value-type="string" calcext:value-type="string">
            <text:p>0.5129 ± 0.0897</text:p>
          </table:table-cell>
          <table:table-cell table:formula="of:=LEFT([.D2]; 6)" office:value-type="string" office:string-value="0.5129" calcext:value-type="string">
            <text:p>0.5129</text:p>
          </table:table-cell>
          <table:table-cell table:formula="of:=RIGHT([.D2]; 6)" office:value-type="string" office:string-value="0.0897" calcext:value-type="string">
            <text:p>0.08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vmlinear</text:p>
          </table:table-cell>
          <table:table-cell office:value-type="string" calcext:value-type="string">
            <text:p>fft</text:p>
          </table:table-cell>
          <table:table-cell office:value-type="string" calcext:value-type="string">
            <text:p>biotac</text:p>
          </table:table-cell>
          <table:table-cell table:style-name="ce5" office:value-type="string" calcext:value-type="string">
            <text:p>0.7486 ± 0.0709</text:p>
          </table:table-cell>
          <table:table-cell table:formula="of:=LEFT([.D3]; 6)" office:value-type="string" office:string-value="0.7486" calcext:value-type="string">
            <text:p>0.7486</text:p>
          </table:table-cell>
          <table:table-cell table:formula="of:=RIGHT([.D3]; 6)" office:value-type="string" office:string-value="0.0709" calcext:value-type="string">
            <text:p>0.07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vmlinear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biotac</text:p>
          </table:table-cell>
          <table:table-cell table:style-name="ce6"/>
          <table:table-cell table:formula="of:=LEFT([.D4]; 6)">
            <text:p/>
          </table:table-cell>
          <table:table-cell table:formula="of:=RIGHT([.D4]; 6)">
            <text:p/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vmrbf</text:p>
          </table:table-cell>
          <table:table-cell office:value-type="string" calcext:value-type="string">
            <text:p>baseline</text:p>
          </table:table-cell>
          <table:table-cell office:value-type="string" calcext:value-type="string">
            <text:p>biotac</text:p>
          </table:table-cell>
          <table:table-cell table:style-name="ce5" office:value-type="string" calcext:value-type="string">
            <text:p>0.5171 ± 0.0711</text:p>
          </table:table-cell>
          <table:table-cell table:formula="of:=LEFT([.D5]; 6)" office:value-type="string" office:string-value="0.5171" calcext:value-type="string">
            <text:p>0.5171</text:p>
          </table:table-cell>
          <table:table-cell table:formula="of:=RIGHT([.D5]; 6)" office:value-type="string" office:string-value="0.0711" calcext:value-type="string">
            <text:p>0.07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vmrbf</text:p>
          </table:table-cell>
          <table:table-cell office:value-type="string" calcext:value-type="string">
            <text:p>fft</text:p>
          </table:table-cell>
          <table:table-cell office:value-type="string" calcext:value-type="string">
            <text:p>biotac</text:p>
          </table:table-cell>
          <table:table-cell table:style-name="ce5" office:value-type="string" calcext:value-type="string">
            <text:p>0.6186 ± 0.0773</text:p>
          </table:table-cell>
          <table:table-cell table:formula="of:=LEFT([.D6]; 6)" office:value-type="string" office:string-value="0.6186" calcext:value-type="string">
            <text:p>0.6186</text:p>
          </table:table-cell>
          <table:table-cell table:formula="of:=RIGHT([.D6]; 6)" office:value-type="string" office:string-value="0.0773" calcext:value-type="string">
            <text:p>0.07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vmrbf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biotac</text:p>
          </table:table-cell>
          <table:table-cell table:style-name="ce6"/>
          <table:table-cell table:formula="of:=LEFT([.D7]; 6)">
            <text:p/>
          </table:table-cell>
          <table:table-cell table:formula="of:=RIGHT([.D7]; 6)">
            <text:p/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lp</text:p>
          </table:table-cell>
          <table:table-cell office:value-type="string" calcext:value-type="string">
            <text:p>baseline</text:p>
          </table:table-cell>
          <table:table-cell office:value-type="string" calcext:value-type="string">
            <text:p>biotac</text:p>
          </table:table-cell>
          <table:table-cell table:style-name="ce5" office:value-type="string" calcext:value-type="string">
            <text:p>0.5114 ± 0.0908</text:p>
          </table:table-cell>
          <table:table-cell table:formula="of:=LEFT([.D8]; 6)" office:value-type="string" office:string-value="0.5114" calcext:value-type="string">
            <text:p>0.5114</text:p>
          </table:table-cell>
          <table:table-cell table:formula="of:=RIGHT([.D8]; 6)" office:value-type="string" office:string-value="0.0908" calcext:value-type="string">
            <text:p>0.09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lp</text:p>
          </table:table-cell>
          <table:table-cell office:value-type="string" calcext:value-type="string">
            <text:p>fft</text:p>
          </table:table-cell>
          <table:table-cell office:value-type="string" calcext:value-type="string">
            <text:p>biotac</text:p>
          </table:table-cell>
          <table:table-cell table:style-name="ce5" office:value-type="string" calcext:value-type="string">
            <text:p>0.6843 ± 0.0764</text:p>
          </table:table-cell>
          <table:table-cell table:formula="of:=LEFT([.D9]; 6)" office:value-type="string" office:string-value="0.6843" calcext:value-type="string">
            <text:p>0.6843</text:p>
          </table:table-cell>
          <table:table-cell table:formula="of:=RIGHT([.D9]; 6)" office:value-type="string" office:string-value="0.0764" calcext:value-type="string">
            <text:p>0.07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lp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biotac</text:p>
          </table:table-cell>
          <table:table-cell table:style-name="ce6"/>
          <table:table-cell table:formula="of:=LEFT([.D10]; 6)">
            <text:p/>
          </table:table-cell>
          <table:table-cell table:formula="of:=RIGHT([.D10]; 6)">
            <text:p/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nn</text:p>
          </table:table-cell>
          <table:table-cell office:value-type="string" calcext:value-type="string">
            <text:p>baseline</text:p>
          </table:table-cell>
          <table:table-cell office:value-type="string" calcext:value-type="string">
            <text:p>biotac</text:p>
          </table:table-cell>
          <table:table-cell table:style-name="ce5" office:value-type="string" calcext:value-type="string">
            <text:p>0.3486 ± 0.0492</text:p>
          </table:table-cell>
          <table:table-cell table:formula="of:=LEFT([.D11]; 6)" office:value-type="string" office:string-value="0.3486" calcext:value-type="string">
            <text:p>0.3486</text:p>
          </table:table-cell>
          <table:table-cell table:formula="of:=RIGHT([.D11]; 6)" office:value-type="string" office:string-value="0.0492" calcext:value-type="string">
            <text:p>0.04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nn</text:p>
          </table:table-cell>
          <table:table-cell office:value-type="string" calcext:value-type="string">
            <text:p>fft</text:p>
          </table:table-cell>
          <table:table-cell office:value-type="string" calcext:value-type="string">
            <text:p>biotac</text:p>
          </table:table-cell>
          <table:table-cell table:style-name="ce6"/>
          <table:table-cell table:formula="of:=LEFT([.D12]; 6)">
            <text:p/>
          </table:table-cell>
          <table:table-cell table:formula="of:=RIGHT([.D12]; 6)">
            <text:p/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nn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biotac</text:p>
          </table:table-cell>
          <table:table-cell table:style-name="ce6"/>
          <table:table-cell table:formula="of:=LEFT([.D13]; 6)">
            <text:p/>
          </table:table-cell>
          <table:table-cell table:formula="of:=RIGHT([.D13]; 6)">
            <text:p/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vmlinear</text:p>
          </table:table-cell>
          <table:table-cell office:value-type="string" calcext:value-type="string">
            <text:p>baseline</text:p>
          </table:table-cell>
          <table:table-cell office:value-type="string" calcext:value-type="string">
            <text:p>neutouch</text:p>
          </table:table-cell>
          <table:table-cell table:style-name="ce5" office:value-type="string" calcext:value-type="string">
            <text:p>0.6371 ± 0.0640</text:p>
          </table:table-cell>
          <table:table-cell table:formula="of:=LEFT([.D14]; 6)" office:value-type="string" office:string-value="0.6371" calcext:value-type="string">
            <text:p>0.6371</text:p>
          </table:table-cell>
          <table:table-cell table:formula="of:=RIGHT([.D14]; 6)" office:value-type="string" office:string-value="0.0640" calcext:value-type="string">
            <text:p>0.064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vmlinear</text:p>
          </table:table-cell>
          <table:table-cell office:value-type="string" calcext:value-type="string">
            <text:p>fft</text:p>
          </table:table-cell>
          <table:table-cell office:value-type="string" calcext:value-type="string">
            <text:p>neutouch</text:p>
          </table:table-cell>
          <table:table-cell table:style-name="ce5" office:value-type="string" calcext:value-type="string">
            <text:p>0.8800 ± 0.0561</text:p>
          </table:table-cell>
          <table:table-cell table:formula="of:=LEFT([.D15]; 6)" office:value-type="string" office:string-value="0.8800" calcext:value-type="string">
            <text:p>0.8800</text:p>
          </table:table-cell>
          <table:table-cell table:formula="of:=RIGHT([.D15]; 6)" office:value-type="string" office:string-value="0.0561" calcext:value-type="string">
            <text:p>0.05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vmlinear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neutouch</text:p>
          </table:table-cell>
          <table:table-cell table:style-name="ce5" office:value-type="string" calcext:value-type="string">
            <text:p>0.8971 ± 0.0355</text:p>
          </table:table-cell>
          <table:table-cell table:formula="of:=LEFT([.D16]; 6)" office:value-type="string" office:string-value="0.8971" calcext:value-type="string">
            <text:p>0.8971</text:p>
          </table:table-cell>
          <table:table-cell table:formula="of:=RIGHT([.D16]; 6)" office:value-type="string" office:string-value="0.0355" calcext:value-type="string">
            <text:p>0.03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vmrbf</text:p>
          </table:table-cell>
          <table:table-cell office:value-type="string" calcext:value-type="string">
            <text:p>baseline</text:p>
          </table:table-cell>
          <table:table-cell office:value-type="string" calcext:value-type="string">
            <text:p>neutouch</text:p>
          </table:table-cell>
          <table:table-cell table:style-name="ce5" office:value-type="string" calcext:value-type="string">
            <text:p>0.7471 ± 0.0445</text:p>
          </table:table-cell>
          <table:table-cell table:formula="of:=LEFT([.D17]; 6)" office:value-type="string" office:string-value="0.7471" calcext:value-type="string">
            <text:p>0.7471</text:p>
          </table:table-cell>
          <table:table-cell table:formula="of:=RIGHT([.D17]; 6)" office:value-type="string" office:string-value="0.0445" calcext:value-type="string">
            <text:p>0.04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vmrbf</text:p>
          </table:table-cell>
          <table:table-cell office:value-type="string" calcext:value-type="string">
            <text:p>fft</text:p>
          </table:table-cell>
          <table:table-cell office:value-type="string" calcext:value-type="string">
            <text:p>neutouch</text:p>
          </table:table-cell>
          <table:table-cell table:style-name="ce5" office:value-type="string" calcext:value-type="string">
            <text:p>0.8857 ± 0.0670</text:p>
          </table:table-cell>
          <table:table-cell table:formula="of:=LEFT([.D18]; 6)" office:value-type="string" office:string-value="0.8857" calcext:value-type="string">
            <text:p>0.8857</text:p>
          </table:table-cell>
          <table:table-cell table:formula="of:=RIGHT([.D18]; 6)" office:value-type="string" office:string-value="0.0670" calcext:value-type="string">
            <text:p>0.067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vmrbf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neutouch</text:p>
          </table:table-cell>
          <table:table-cell table:style-name="ce5" office:value-type="string" calcext:value-type="string">
            <text:p>0.8871 ± 0.0465</text:p>
          </table:table-cell>
          <table:table-cell table:formula="of:=LEFT([.D19]; 6)" office:value-type="string" office:string-value="0.8871" calcext:value-type="string">
            <text:p>0.8871</text:p>
          </table:table-cell>
          <table:table-cell table:formula="of:=RIGHT([.D19]; 6)" office:value-type="string" office:string-value="0.0465" calcext:value-type="string">
            <text:p>0.04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lp</text:p>
          </table:table-cell>
          <table:table-cell office:value-type="string" calcext:value-type="string">
            <text:p>baseline</text:p>
          </table:table-cell>
          <table:table-cell office:value-type="string" calcext:value-type="string">
            <text:p>neutouch</text:p>
          </table:table-cell>
          <table:table-cell table:style-name="ce5" office:value-type="string" calcext:value-type="string">
            <text:p>0.7043 ± 0.0615</text:p>
          </table:table-cell>
          <table:table-cell table:formula="of:=LEFT([.D20]; 6)" office:value-type="string" office:string-value="0.7043" calcext:value-type="string">
            <text:p>0.7043</text:p>
          </table:table-cell>
          <table:table-cell table:formula="of:=RIGHT([.D20]; 6)" office:value-type="string" office:string-value="0.0615" calcext:value-type="string">
            <text:p>0.06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lp</text:p>
          </table:table-cell>
          <table:table-cell office:value-type="string" calcext:value-type="string">
            <text:p>fft</text:p>
          </table:table-cell>
          <table:table-cell office:value-type="string" calcext:value-type="string">
            <text:p>neutouch</text:p>
          </table:table-cell>
          <table:table-cell table:style-name="ce5" office:value-type="string" calcext:value-type="string">
            <text:p>0.8186 ± 0.1039</text:p>
          </table:table-cell>
          <table:table-cell table:formula="of:=LEFT([.D21]; 6)" office:value-type="string" office:string-value="0.8186" calcext:value-type="string">
            <text:p>0.8186</text:p>
          </table:table-cell>
          <table:table-cell table:formula="of:=RIGHT([.D21]; 6)" office:value-type="string" office:string-value="0.1039" calcext:value-type="string">
            <text:p>0.10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lp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neutouch</text:p>
          </table:table-cell>
          <table:table-cell table:style-name="ce5" office:value-type="string" calcext:value-type="string">
            <text:p>0.8343 ± 0.0988</text:p>
          </table:table-cell>
          <table:table-cell table:formula="of:=LEFT([.D22]; 6)" office:value-type="string" office:string-value="0.8343" calcext:value-type="string">
            <text:p>0.8343</text:p>
          </table:table-cell>
          <table:table-cell table:formula="of:=RIGHT([.D22]; 6)" office:value-type="string" office:string-value="0.0988" calcext:value-type="string">
            <text:p>0.09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nn</text:p>
          </table:table-cell>
          <table:table-cell office:value-type="string" calcext:value-type="string">
            <text:p>baseline</text:p>
          </table:table-cell>
          <table:table-cell office:value-type="string" calcext:value-type="string">
            <text:p>neutouch</text:p>
          </table:table-cell>
          <table:table-cell table:style-name="ce5" office:value-type="string" calcext:value-type="string">
            <text:p>0.6914 ± 0.0686</text:p>
          </table:table-cell>
          <table:table-cell table:formula="of:=LEFT([.D23]; 6)" office:value-type="string" office:string-value="0.6914" calcext:value-type="string">
            <text:p>0.6914</text:p>
          </table:table-cell>
          <table:table-cell table:formula="of:=RIGHT([.D23]; 6)" office:value-type="string" office:string-value="0.0686" calcext:value-type="string">
            <text:p>0.06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nn</text:p>
          </table:table-cell>
          <table:table-cell office:value-type="string" calcext:value-type="string">
            <text:p>fft</text:p>
          </table:table-cell>
          <table:table-cell office:value-type="string" calcext:value-type="string">
            <text:p>neutouch</text:p>
          </table:table-cell>
          <table:table-cell table:style-name="ce6"/>
          <table:table-cell table:formula="of:=LEFT([.D24]; 6)">
            <text:p/>
          </table:table-cell>
          <table:table-cell table:formula="of:=RIGHT([.D24]; 6)">
            <text:p/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nn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neutouch</text:p>
          </table:table-cell>
          <table:table-cell table:style-name="ce5" office:value-type="string" calcext:value-type="string">
            <text:p>0.6400 ± 0.0983</text:p>
          </table:table-cell>
          <table:table-cell table:formula="of:=LEFT([.D25]; 6)" office:value-type="string" office:string-value="0.6400" calcext:value-type="string">
            <text:p>0.6400</text:p>
          </table:table-cell>
          <table:table-cell table:formula="of:=RIGHT([.D25]; 6)" office:value-type="string" office:string-value="0.0983" calcext:value-type="string">
            <text:p>0.09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vmlinear</text:p>
          </table:table-cell>
          <table:table-cell office:value-type="string" calcext:value-type="string">
            <text:p>baseline</text:p>
          </table:table-cell>
          <table:table-cell office:value-type="string" calcext:value-type="string">
            <text:p>neuhalf</text:p>
          </table:table-cell>
          <table:table-cell table:style-name="ce5" office:value-type="string" calcext:value-type="string">
            <text:p>0.5714 ± 0.0994</text:p>
          </table:table-cell>
          <table:table-cell table:formula="of:=LEFT([.D26]; 6)" office:value-type="string" office:string-value="0.5714" calcext:value-type="string">
            <text:p>0.5714</text:p>
          </table:table-cell>
          <table:table-cell table:formula="of:=RIGHT([.D26]; 6)" office:value-type="string" office:string-value="0.0994" calcext:value-type="string">
            <text:p>0.09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vmlinear</text:p>
          </table:table-cell>
          <table:table-cell office:value-type="string" calcext:value-type="string">
            <text:p>fft</text:p>
          </table:table-cell>
          <table:table-cell office:value-type="string" calcext:value-type="string">
            <text:p>neuhalf</text:p>
          </table:table-cell>
          <table:table-cell table:style-name="ce5" office:value-type="string" calcext:value-type="string">
            <text:p>0.8357 ± 0.0592</text:p>
          </table:table-cell>
          <table:table-cell table:formula="of:=LEFT([.D27]; 6)" office:value-type="string" office:string-value="0.8357" calcext:value-type="string">
            <text:p>0.8357</text:p>
          </table:table-cell>
          <table:table-cell table:formula="of:=RIGHT([.D27]; 6)" office:value-type="string" office:string-value="0.0592" calcext:value-type="string">
            <text:p>0.05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vmlinear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neuhalf</text:p>
          </table:table-cell>
          <table:table-cell table:style-name="ce5" office:value-type="string" calcext:value-type="string">
            <text:p>0.8843 ± 0.0465</text:p>
          </table:table-cell>
          <table:table-cell table:formula="of:=LEFT([.D28]; 6)" office:value-type="string" office:string-value="0.8843" calcext:value-type="string">
            <text:p>0.8843</text:p>
          </table:table-cell>
          <table:table-cell table:formula="of:=RIGHT([.D28]; 6)" office:value-type="string" office:string-value="0.0465" calcext:value-type="string">
            <text:p>0.04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vmrbf</text:p>
          </table:table-cell>
          <table:table-cell office:value-type="string" calcext:value-type="string">
            <text:p>baseline</text:p>
          </table:table-cell>
          <table:table-cell office:value-type="string" calcext:value-type="string">
            <text:p>neuhalf</text:p>
          </table:table-cell>
          <table:table-cell table:style-name="ce5" office:value-type="string" calcext:value-type="string">
            <text:p>0.7129 ± 0.0648</text:p>
          </table:table-cell>
          <table:table-cell table:formula="of:=LEFT([.D29]; 6)" office:value-type="string" office:string-value="0.7129" calcext:value-type="string">
            <text:p>0.7129</text:p>
          </table:table-cell>
          <table:table-cell table:formula="of:=RIGHT([.D29]; 6)" office:value-type="string" office:string-value="0.0648" calcext:value-type="string">
            <text:p>0.06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vmrbf</text:p>
          </table:table-cell>
          <table:table-cell office:value-type="string" calcext:value-type="string">
            <text:p>fft</text:p>
          </table:table-cell>
          <table:table-cell office:value-type="string" calcext:value-type="string">
            <text:p>neuhalf</text:p>
          </table:table-cell>
          <table:table-cell table:style-name="ce5" office:value-type="string" calcext:value-type="string">
            <text:p>0.8614 ± 0.0741</text:p>
          </table:table-cell>
          <table:table-cell table:formula="of:=LEFT([.D30]; 6)" office:value-type="string" office:string-value="0.8614" calcext:value-type="string">
            <text:p>0.8614</text:p>
          </table:table-cell>
          <table:table-cell table:formula="of:=RIGHT([.D30]; 6)" office:value-type="string" office:string-value="0.0741" calcext:value-type="string">
            <text:p>0.07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vmrbf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neuhalf</text:p>
          </table:table-cell>
          <table:table-cell table:style-name="ce5" office:value-type="string" calcext:value-type="string">
            <text:p>0.8929 ± 0.0477</text:p>
          </table:table-cell>
          <table:table-cell table:formula="of:=LEFT([.D31]; 6)" office:value-type="string" office:string-value="0.8929" calcext:value-type="string">
            <text:p>0.8929</text:p>
          </table:table-cell>
          <table:table-cell table:formula="of:=RIGHT([.D31]; 6)" office:value-type="string" office:string-value="0.0477" calcext:value-type="string">
            <text:p>0.04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lp</text:p>
          </table:table-cell>
          <table:table-cell office:value-type="string" calcext:value-type="string">
            <text:p>baseline</text:p>
          </table:table-cell>
          <table:table-cell office:value-type="string" calcext:value-type="string">
            <text:p>neuhalf</text:p>
          </table:table-cell>
          <table:table-cell table:style-name="ce5" office:value-type="string" calcext:value-type="string">
            <text:p>0.6357 ± 0.0912</text:p>
          </table:table-cell>
          <table:table-cell table:formula="of:=LEFT([.D32]; 6)" office:value-type="string" office:string-value="0.6357" calcext:value-type="string">
            <text:p>0.6357</text:p>
          </table:table-cell>
          <table:table-cell table:formula="of:=RIGHT([.D32]; 6)" office:value-type="string" office:string-value="0.0912" calcext:value-type="string">
            <text:p>0.09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lp</text:p>
          </table:table-cell>
          <table:table-cell office:value-type="string" calcext:value-type="string">
            <text:p>fft</text:p>
          </table:table-cell>
          <table:table-cell office:value-type="string" calcext:value-type="string">
            <text:p>neuhalf</text:p>
          </table:table-cell>
          <table:table-cell table:style-name="ce5" office:value-type="string" calcext:value-type="string">
            <text:p>0.8100 ± 0.0757</text:p>
          </table:table-cell>
          <table:table-cell table:formula="of:=LEFT([.D33]; 6)" office:value-type="string" office:string-value="0.8100" calcext:value-type="string">
            <text:p>0.8100</text:p>
          </table:table-cell>
          <table:table-cell table:formula="of:=RIGHT([.D33]; 6)" office:value-type="string" office:string-value="0.0757" calcext:value-type="string">
            <text:p>0.07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lp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neuhalf</text:p>
          </table:table-cell>
          <table:table-cell table:style-name="ce5" office:value-type="string" calcext:value-type="string">
            <text:p>0.8371 ± 0.0487</text:p>
          </table:table-cell>
          <table:table-cell table:formula="of:=LEFT([.D34]; 6)" office:value-type="string" office:string-value="0.8371" calcext:value-type="string">
            <text:p>0.8371</text:p>
          </table:table-cell>
          <table:table-cell table:formula="of:=RIGHT([.D34]; 6)" office:value-type="string" office:string-value="0.0487" calcext:value-type="string">
            <text:p>0.04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nn</text:p>
          </table:table-cell>
          <table:table-cell office:value-type="string" calcext:value-type="string">
            <text:p>baseline</text:p>
          </table:table-cell>
          <table:table-cell office:value-type="string" calcext:value-type="string">
            <text:p>neuhalf</text:p>
          </table:table-cell>
          <table:table-cell table:style-name="ce5" office:value-type="string" calcext:value-type="string">
            <text:p>0.5943 ± 0.1044</text:p>
          </table:table-cell>
          <table:table-cell table:formula="of:=LEFT([.D35]; 6)" office:value-type="string" office:string-value="0.5943" calcext:value-type="string">
            <text:p>0.5943</text:p>
          </table:table-cell>
          <table:table-cell table:formula="of:=RIGHT([.D35]; 6)" office:value-type="string" office:string-value="0.1044" calcext:value-type="string">
            <text:p>0.10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nn</text:p>
          </table:table-cell>
          <table:table-cell office:value-type="string" calcext:value-type="string">
            <text:p>fft</text:p>
          </table:table-cell>
          <table:table-cell office:value-type="string" calcext:value-type="string">
            <text:p>neuhalf</text:p>
          </table:table-cell>
          <table:table-cell table:style-name="ce6"/>
          <table:table-cell table:formula="of:=LEFT([.D36]; 6)">
            <text:p/>
          </table:table-cell>
          <table:table-cell table:formula="of:=RIGHT([.D36]; 6)">
            <text:p/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nn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neuhalf</text:p>
          </table:table-cell>
          <table:table-cell table:style-name="ce5" office:value-type="string" calcext:value-type="string">
            <text:p>0.5143 ± 0.1006</text:p>
          </table:table-cell>
          <table:table-cell table:formula="of:=LEFT([.D37]; 6)" office:value-type="string" office:string-value="0.5143" calcext:value-type="string">
            <text:p>0.5143</text:p>
          </table:table-cell>
          <table:table-cell table:formula="of:=RIGHT([.D37]; 6)" office:value-type="string" office:string-value="0.1006" calcext:value-type="string">
            <text:p>0.1006</text:p>
          </table:table-cell>
          <table:table-cell table:number-columns-repeated="1018"/>
        </table:table-row>
        <table:table-row table:style-name="ro1" table:number-rows-repeated="2">
          <table:table-cell table:number-columns-repeated="3"/>
          <table:table-cell table:style-name="ce5"/>
          <table:table-cell table:number-columns-repeated="1020"/>
        </table:table-row>
        <table:table-row table:style-name="ro1">
          <table:table-cell table:number-columns-repeated="3"/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3"/>
          <table:table-cell table:style-name="ce5"/>
          <table:table-cell table:number-columns-repeated="1020"/>
        </table:table-row>
        <table:table-row table:style-name="ro1">
          <table:table-cell table:number-columns-repeated="3"/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3"/>
          <table:table-cell table:style-name="ce5"/>
          <table:table-cell table:number-columns-repeated="1020"/>
        </table:table-row>
        <table:table-row table:style-name="ro1">
          <table:table-cell table:number-columns-repeated="3"/>
          <table:table-cell table:style-name="ce6"/>
          <table:table-cell table:number-columns-repeated="1020"/>
        </table:table-row>
        <table:table-row table:style-name="ro1">
          <table:table-cell table:number-columns-repeated="3"/>
          <table:table-cell table:style-name="ce5"/>
          <table:table-cell table:number-columns-repeated="1020"/>
        </table:table-row>
        <table:table-row table:style-name="ro1" table:number-rows-repeated="2">
          <table:table-cell table:number-columns-repeated="3"/>
          <table:table-cell table:style-name="ce6"/>
          <table:table-cell table:number-columns-repeated="1020"/>
        </table:table-row>
        <table:table-row table:style-name="ro1" table:number-rows-repeated="10">
          <table:table-cell table:number-columns-repeated="3"/>
          <table:table-cell table:style-name="ce5"/>
          <table:table-cell table:number-columns-repeated="1020"/>
        </table:table-row>
        <table:table-row table:style-name="ro1">
          <table:table-cell table:number-columns-repeated="3"/>
          <table:table-cell table:style-name="ce6"/>
          <table:table-cell table:number-columns-repeated="1020"/>
        </table:table-row>
        <table:table-row table:style-name="ro1" table:number-rows-repeated="11">
          <table:table-cell table:number-columns-repeated="3"/>
          <table:table-cell table:style-name="ce5"/>
          <table:table-cell table:number-columns-repeated="1020"/>
        </table:table-row>
        <table:table-row table:style-name="ro1">
          <table:table-cell table:number-columns-repeated="3"/>
          <table:table-cell table:style-name="ce6"/>
          <table:table-cell table:number-columns-repeated="1020"/>
        </table:table-row>
        <table:table-row table:style-name="ro1" table:number-rows-repeated="3">
          <table:table-cell table:number-columns-repeated="3"/>
          <table:table-cell table:style-name="ce5"/>
          <table:table-cell table:number-columns-repeated="1020"/>
        </table:table-row>
        <table:table-row table:style-name="ro1">
          <table:table-cell table:number-columns-repeated="3"/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3"/>
          <table:table-cell table:style-name="ce5"/>
          <table:table-cell table:number-columns-repeated="1020"/>
        </table:table-row>
        <table:table-row table:style-name="ro1">
          <table:table-cell table:number-columns-repeated="3"/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3"/>
          <table:table-cell table:style-name="ce5"/>
          <table:table-cell table:number-columns-repeated="1020"/>
        </table:table-row>
        <table:table-row table:style-name="ro1">
          <table:table-cell table:number-columns-repeated="3"/>
          <table:table-cell table:style-name="ce6"/>
          <table:table-cell table:number-columns-repeated="1020"/>
        </table:table-row>
        <table:table-row table:style-name="ro1">
          <table:table-cell table:number-columns-repeated="3"/>
          <table:table-cell table:style-name="ce5"/>
          <table:table-cell table:number-columns-repeated="1020"/>
        </table:table-row>
        <table:table-row table:style-name="ro1" table:number-rows-repeated="2">
          <table:table-cell table:number-columns-repeated="3"/>
          <table:table-cell table:style-name="ce6"/>
          <table:table-cell table:number-columns-repeated="1020"/>
        </table:table-row>
        <table:table-row table:style-name="ro1" table:number-rows-repeated="10">
          <table:table-cell table:number-columns-repeated="3"/>
          <table:table-cell table:style-name="ce5"/>
          <table:table-cell table:number-columns-repeated="1020"/>
        </table:table-row>
        <table:table-row table:style-name="ro1">
          <table:table-cell table:number-columns-repeated="3"/>
          <table:table-cell table:style-name="ce6"/>
          <table:table-cell table:number-columns-repeated="1020"/>
        </table:table-row>
        <table:table-row table:style-name="ro1" table:number-rows-repeated="11">
          <table:table-cell table:number-columns-repeated="3"/>
          <table:table-cell table:style-name="ce5"/>
          <table:table-cell table:number-columns-repeated="1020"/>
        </table:table-row>
        <table:table-row table:style-name="ro1">
          <table:table-cell table:number-columns-repeated="3"/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3"/>
          <table:table-cell table:style-name="ce5"/>
          <table:table-cell table:number-columns-repeated="1020"/>
        </table:table-row>
        <table:table-row table:style-name="ro1" table:number-rows-repeated="3">
          <table:table-cell table:number-columns-repeated="3"/>
          <table:table-cell table:style-name="ce6"/>
          <table:table-cell table:number-columns-repeated="1020"/>
        </table:table-row>
        <table:table-row table:style-name="ro1" table:number-rows-repeated="13">
          <table:table-cell table:number-columns-repeated="3"/>
          <table:table-cell table:style-name="ce5"/>
          <table:table-cell table:number-columns-repeated="1020"/>
        </table:table-row>
        <table:table-row table:style-name="ro1" table:number-rows-repeated="2">
          <table:table-cell table:number-columns-repeated="3"/>
          <table:table-cell table:style-name="ce6"/>
          <table:table-cell table:number-columns-repeated="1020"/>
        </table:table-row>
        <table:table-row table:style-name="ro1" table:number-rows-repeated="3">
          <table:table-cell table:number-columns-repeated="3"/>
          <table:table-cell table:style-name="ce5"/>
          <table:table-cell table:number-columns-repeated="1020"/>
        </table:table-row>
        <table:table-row table:style-name="ro1">
          <table:table-cell table:number-columns-repeated="3"/>
          <table:table-cell table:style-name="ce6"/>
          <table:table-cell table:number-columns-repeated="1020"/>
        </table:table-row>
        <table:table-row table:style-name="ro1" table:number-rows-repeated="3">
          <table:table-cell table:number-columns-repeated="3"/>
          <table:table-cell table:style-name="ce5"/>
          <table:table-cell table:number-columns-repeated="1020"/>
        </table:table-row>
        <table:table-row table:style-name="ro1">
          <table:table-cell table:number-columns-repeated="3"/>
          <table:table-cell table:style-name="ce6"/>
          <table:table-cell table:number-columns-repeated="1020"/>
        </table:table-row>
        <table:table-row table:style-name="ro1" table:number-rows-repeated="3">
          <table:table-cell table:number-columns-repeated="3"/>
          <table:table-cell table:style-name="ce5"/>
          <table:table-cell table:number-columns-repeated="1020"/>
        </table:table-row>
        <table:table-row table:style-name="ro1">
          <table:table-cell table:number-columns-repeated="3"/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3"/>
          <table:table-cell table:style-name="ce5"/>
          <table:table-cell table:number-columns-repeated="1020"/>
        </table:table-row>
        <table:table-row table:style-name="ro1" table:number-rows-repeated="2">
          <table:table-cell table:number-columns-repeated="3"/>
          <table:table-cell table:style-name="ce6"/>
          <table:table-cell table:number-columns-repeated="1020"/>
        </table:table-row>
        <table:table-row table:style-name="ro1">
          <table:table-cell table:number-columns-repeated="3"/>
          <table:table-cell table:style-name="ce5"/>
          <table:table-cell table:number-columns-repeated="1020"/>
        </table:table-row>
        <table:table-row table:style-name="ro1" table:number-rows-repeated="104843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5">00/00/0000</text:date>, <text:time style:data-style-name="N2" text:time-value="16:37:17.70943063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05T14:32:16.628588341</meta:creation-date>
    <dc:date>2021-03-05T16:38:23.221013425</dc:date>
    <meta:editing-duration>PT1H4M9S</meta:editing-duration>
    <meta:editing-cycles>8</meta:editing-cycles>
    <meta:generator>LibreOffice/7.0.2.2$Linux_X86_64 LibreOffice_project/00$Build-2</meta:generator>
    <meta:document-statistic meta:table-count="1" meta:cell-count="215" meta:object-count="0"/>
  </office:meta>
</office:document-meta>
</file>